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8" draw:layer="layout" svg:width="4.051cm" svg:height="1.922cm" svg:x="2.103cm" svg:y="1.834cm">
          <text:p text:style-name="P1">Cost's</text:p>
          <text:p text:style-name="P1">Category</text:p>
        </draw:rect>
        <draw:custom-shape draw:style-name="gr2" draw:text-style-name="P1" draw:id="id9" draw:layer="layout" svg:width="3.021cm" svg:height="2.608cm" svg:x="8.032cm" svg:y="1.4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id="id10" draw:layer="layout" svg:width="4.051cm" svg:height="1.922cm" svg:x="13.12cm" svg:y="1.775cm">
          <text:p text:style-name="P1">Management</text:p>
          <text:p text:style-name="P1">Costs</text:p>
        </draw:rect>
        <draw:frame draw:style-name="gr3" draw:layer="layout" svg:width="1.912cm" svg:height="0.962cm" svg:x="6.045cm" svg:y="1.6cm">
          <draw:text-box>
            <text:p>(1,N)</text:p>
          </draw:text-box>
        </draw:frame>
        <draw:frame draw:style-name="gr3" draw:layer="layout" svg:width="1.806cm" svg:height="0.962cm" svg:x="11.456cm" svg:y="1.651cm">
          <draw:text-box>
            <text:p>(1,1)</text:p>
          </draw:text-box>
        </draw:frame>
        <draw:rect draw:style-name="gr1" draw:text-style-name="P1" draw:id="id1" draw:layer="layout" svg:width="4.051cm" svg:height="1.922cm" svg:x="2.18cm" svg:y="5.415cm">
          <text:p text:style-name="P1">Goods for</text:p>
          <text:p text:style-name="P1">sale</text:p>
        </draw:rect>
        <draw:rect draw:style-name="gr1" draw:text-style-name="P1" draw:id="id12" draw:layer="layout" svg:width="4.051cm" svg:height="1.922cm" svg:x="11.882cm" svg:y="5.416cm">
          <text:p text:style-name="P1">Goods</text:p>
          <text:p text:style-name="P1">Category</text:p>
        </draw:rect>
        <draw:rect draw:style-name="gr1" draw:text-style-name="P1" draw:id="id23" draw:layer="layout" svg:width="4.051cm" svg:height="1.922cm" svg:x="7.362cm" svg:y="10.597cm">
          <text:p text:style-name="P1">Sell's</text:p>
          <text:p text:style-name="P1">Category</text:p>
        </draw:rect>
        <draw:custom-shape draw:style-name="gr2" draw:text-style-name="P1" draw:id="id4" draw:layer="layout" svg:width="3.021cm" svg:height="2.608cm" svg:x="8.033cm" svg:y="7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id="id2" draw:layer="layout" svg:width="3.021cm" svg:height="2.608cm" svg:x="2.647cm" svg:y="8.223cm">
          <text:p text:style-name="P1">Article</text:p>
          <text:p text:style-name="P1">compon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11" draw:layer="layout" svg:width="3.021cm" svg:height="2.608cm" svg:x="8.057cm" svg:y="5.0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4.205cm" svg:y1="7.337cm" svg:x2="4.157cm" svg:y2="8.223cm" draw:start-shape="id1" draw:start-glue-point="2" draw:end-shape="id2" draw:end-glue-point="4" svg:d="m4205 7337v443h-48v443">
          <text:p/>
        </draw:connector>
        <draw:line draw:style-name="gr5" draw:text-style-name="P1" draw:layer="layout" svg:x1="6.223cm" svg:y1="6.985cm" svg:x2="7.137cm" svg:y2="6.985cm">
          <text:p/>
        </draw:line>
        <draw:line draw:style-name="gr5" draw:text-style-name="P1" draw:id="id3" draw:layer="layout" svg:x1="7.137cm" svg:y1="6.985cm" svg:x2="7.137cm" svg:y2="9.221cm">
          <text:p/>
        </draw:line>
        <draw:connector draw:style-name="gr5" draw:text-style-name="P1" draw:layer="layout" draw:line-skew="0.527cm" svg:x1="7.137cm" svg:y1="9.221cm" svg:x2="8.033cm" svg:y2="9.145cm" draw:start-shape="id3" draw:start-glue-point="2" draw:end-shape="id4" draw:end-glue-point="5" svg:d="m7137 9221h26v-76h870">
          <text:p/>
        </draw:connector>
        <draw:rect draw:style-name="gr1" draw:text-style-name="P1" draw:id="id5" draw:layer="layout" svg:width="4.051cm" svg:height="1.922cm" svg:x="2.13cm" svg:y="12.68cm">
          <text:p text:style-name="P1">Basic goods</text:p>
        </draw:rect>
        <draw:frame draw:style-name="gr3" draw:layer="layout" svg:width="1.806cm" svg:height="0.962cm" svg:x="6.3cm" svg:y="5.333cm">
          <draw:text-box>
            <text:p>(0,1)</text:p>
          </draw:text-box>
        </draw:frame>
        <draw:frame draw:style-name="gr3" draw:layer="layout" svg:width="1.806cm" svg:height="0.962cm" svg:x="6.909cm" svg:y="7.543cm">
          <draw:text-box>
            <text:p>(0,1)</text:p>
          </draw:text-box>
        </draw:frame>
        <draw:frame draw:style-name="gr3" draw:layer="layout" svg:width="1.912cm" svg:height="0.962cm" svg:x="2.438cm" svg:y="7.441cm">
          <draw:text-box>
            <text:p>(1,N)</text:p>
          </draw:text-box>
        </draw:frame>
        <draw:frame draw:style-name="gr3" draw:layer="layout" svg:width="1.912cm" svg:height="0.962cm" svg:x="10.235cm" svg:y="5.054cm">
          <draw:text-box>
            <text:p>(1,N)</text:p>
          </draw:text-box>
        </draw:frame>
        <draw:frame draw:style-name="gr3" draw:layer="layout" svg:width="1.912cm" svg:height="0.962cm" svg:x="10.084cm" svg:y="9.677cm">
          <draw:text-box>
            <text:p>(1,N)</text:p>
          </draw:text-box>
        </draw:frame>
        <draw:frame draw:style-name="gr3" draw:layer="layout" svg:width="1.912cm" svg:height="0.962cm" svg:x="4.039cm" svg:y="10.795cm">
          <draw:text-box>
            <text:p>(0,N)</text:p>
          </draw:text-box>
        </draw:frame>
        <draw:custom-shape draw:style-name="gr2" draw:text-style-name="P1" draw:id="id6" draw:layer="layout" svg:width="3.021cm" svg:height="2.608cm" svg:x="2.649cm" svg:y="15.3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id="id7" draw:layer="layout" svg:width="4.051cm" svg:height="1.922cm" svg:x="7.032cm" svg:y="15.626cm">
          <text:p text:style-name="P1">Purchasing</text:p>
          <text:p text:style-name="P1">Costs</text:p>
        </draw:rect>
        <draw:connector draw:style-name="gr5" draw:text-style-name="P1" draw:layer="layout" draw:type="line" svg:x1="4.155cm" svg:y1="14.602cm" svg:x2="4.159cm" svg:y2="15.311cm" draw:start-shape="id5" draw:start-glue-point="2" draw:end-shape="id6" draw:end-glue-point="4" svg:d="m4155 14602 4 709">
          <text:p/>
        </draw:connector>
        <draw:connector draw:style-name="gr5" draw:text-style-name="P1" draw:layer="layout" draw:type="line" svg:x1="5.67cm" svg:y1="16.614cm" svg:x2="7.032cm" svg:y2="16.587cm" draw:start-shape="id6" draw:start-glue-point="7" draw:end-shape="id7" svg:d="m5670 16614 1362-27">
          <text:p/>
        </draw:connector>
        <draw:connector draw:style-name="gr5" draw:text-style-name="P1" draw:layer="layout" draw:type="line" svg:x1="6.154cm" svg:y1="2.795cm" svg:x2="8.032cm" svg:y2="2.771cm" draw:start-shape="id8" draw:end-shape="id9" draw:end-glue-point="5" svg:d="m6154 2795 1878-24">
          <text:p/>
        </draw:connector>
        <draw:connector draw:style-name="gr5" draw:text-style-name="P1" draw:layer="layout" draw:type="line" svg:x1="11.053cm" svg:y1="2.772cm" svg:x2="13.12cm" svg:y2="2.736cm" draw:start-shape="id9" draw:end-shape="id10" svg:d="m11053 2772 2067-36">
          <text:p/>
        </draw:connector>
        <draw:connector draw:style-name="gr5" draw:text-style-name="P1" draw:layer="layout" draw:type="line" svg:x1="6.231cm" svg:y1="6.376cm" svg:x2="8.057cm" svg:y2="6.377cm" draw:start-shape="id1" draw:start-glue-point="1" draw:end-shape="id11" draw:end-glue-point="5" svg:d="m6231 6376 1826 1">
          <text:p/>
        </draw:connector>
        <draw:connector draw:style-name="gr5" draw:text-style-name="P1" draw:layer="layout" draw:type="line" svg:x1="11.078cm" svg:y1="6.377cm" svg:x2="11.882cm" svg:y2="6.377cm" draw:start-shape="id11" draw:start-glue-point="7" draw:end-shape="id12" svg:d="m11078 6377h804">
          <text:p/>
        </draw:connector>
        <draw:custom-shape draw:style-name="gr2" draw:text-style-name="P1" draw:id="id13" draw:layer="layout" svg:width="3.021cm" svg:height="2.608cm" svg:x="12.633cm" svg:y="15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id="id14" draw:layer="layout" svg:width="4.051cm" svg:height="1.922cm" svg:x="16.102cm" svg:y="15.624cm">
          <text:p text:style-name="P1">Supplier</text:p>
        </draw:rect>
        <draw:connector draw:style-name="gr5" draw:text-style-name="P1" draw:layer="layout" draw:type="line" svg:x1="11.083cm" svg:y1="16.587cm" svg:x2="12.633cm" svg:y2="16.59cm" draw:start-shape="id7" draw:start-glue-point="1" draw:end-shape="id13" svg:d="m11083 16587 1550 3">
          <text:p/>
        </draw:connector>
        <draw:connector draw:style-name="gr5" draw:text-style-name="P1" draw:layer="layout" draw:type="line" svg:x1="15.654cm" svg:y1="16.59cm" svg:x2="16.102cm" svg:y2="16.585cm" draw:start-shape="id13" draw:end-shape="id14" svg:d="m15654 16590 448-5">
          <text:p/>
        </draw:connector>
        <draw:custom-shape draw:style-name="gr2" draw:text-style-name="P1" draw:id="id24" draw:layer="layout" svg:width="3.021cm" svg:height="2.608cm" svg:x="16.571cm" svg:y="7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4.157cm" svg:y1="10.831cm" svg:x2="4.155cm" svg:y2="12.68cm" draw:start-shape="id2" draw:start-glue-point="6" draw:end-shape="id5" svg:d="m4157 10831-2 1849">
          <text:p/>
        </draw:connector>
        <draw:frame draw:style-name="gr3" draw:layer="layout" svg:width="1.806cm" svg:height="0.962cm" svg:x="16.993cm" svg:y="1.703cm">
          <draw:text-box>
            <text:p>(1,1)</text:p>
          </draw:text-box>
        </draw:frame>
        <draw:frame draw:style-name="gr3" draw:layer="layout" svg:width="1.912cm" svg:height="0.962cm" svg:x="16.156cm" svg:y="10.516cm">
          <draw:text-box>
            <text:p>(1,N)</text:p>
          </draw:text-box>
        </draw:frame>
        <draw:frame draw:style-name="gr3" draw:layer="layout" svg:width="1.912cm" svg:height="0.962cm" svg:x="14.352cm" svg:y="17.247cm">
          <draw:text-box>
            <text:p>(1,N)</text:p>
          </draw:text-box>
        </draw:frame>
        <draw:frame draw:style-name="gr3" draw:layer="layout" svg:width="1.912cm" svg:height="0.962cm" svg:x="2.312cm" svg:y="14.504cm">
          <draw:text-box>
            <text:p>(1,N)</text:p>
          </draw:text-box>
        </draw:frame>
        <draw:frame draw:style-name="gr3" draw:layer="layout" svg:width="1.806cm" svg:height="0.962cm" svg:x="5.08cm" svg:y="15.443cm">
          <draw:text-box>
            <text:p>(1,1)</text:p>
          </draw:text-box>
        </draw:frame>
        <draw:frame draw:style-name="gr3" draw:layer="layout" svg:width="1.806cm" svg:height="0.962cm" svg:x="11.049cm" svg:y="16.789cm">
          <draw:text-box>
            <text:p>(1,1)</text:p>
          </draw:text-box>
        </draw:frame>
        <draw:rect draw:style-name="gr1" draw:text-style-name="P1" draw:id="id16" draw:layer="layout" svg:width="4.051cm" svg:height="1.922cm" svg:x="12.037cm" svg:y="19.488cm">
          <text:p text:style-name="P1">Launch</text:p>
        </draw:rect>
        <draw:rect draw:style-name="gr1" draw:text-style-name="P1" draw:id="id18" draw:layer="layout" svg:width="4.051cm" svg:height="1.922cm" svg:x="12.52cm" svg:y="22.942cm">
          <text:p text:style-name="P1">Dinner</text:p>
        </draw:rect>
        <draw:custom-shape draw:style-name="gr4" draw:text-style-name="P1" draw:id="id15" draw:layer="layout" svg:width="3.021cm" svg:height="2.608cm" svg:x="7.983cm" svg:y="19.146cm">
          <text:p text:style-name="P1">L_sal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id="id17" draw:layer="layout" svg:width="3.021cm" svg:height="2.608cm" svg:x="8.009cm" svg:y="22.601cm">
          <text:p text:style-name="P1">D_sal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11.004cm" svg:y1="20.45cm" svg:x2="12.037cm" svg:y2="20.449cm" draw:start-shape="id15" draw:end-shape="id16" svg:d="m11004 20450 1033-1">
          <text:p/>
        </draw:connector>
        <draw:connector draw:style-name="gr5" draw:text-style-name="P1" draw:layer="layout" draw:type="line" svg:x1="11.03cm" svg:y1="23.905cm" svg:x2="12.52cm" svg:y2="23.903cm" draw:start-shape="id17" draw:end-shape="id18" svg:d="m11030 23905 1490-2">
          <text:p/>
        </draw:connector>
        <draw:line draw:style-name="gr5" draw:text-style-name="P1" draw:id="id19" draw:layer="layout" svg:x1="1.321cm" svg:y1="6.375cm" svg:x2="2.184cm" svg:y2="6.375cm">
          <text:p/>
        </draw:line>
        <draw:connector draw:style-name="gr5" draw:text-style-name="P1" draw:id="id21" draw:layer="layout" draw:type="line" svg:x1="1.321cm" svg:y1="6.375cm" svg:x2="1.321cm" svg:y2="23.901cm" draw:start-shape="id19" draw:start-glue-point="3" svg:d="m1321 6375v17526">
          <text:p/>
        </draw:connector>
        <draw:line draw:style-name="gr5" draw:text-style-name="P1" draw:id="id20" draw:layer="layout" svg:x1="1.752cm" svg:y1="7.062cm" svg:x2="2.184cm" svg:y2="7.062cm">
          <text:p/>
        </draw:line>
        <draw:connector draw:style-name="gr5" draw:text-style-name="P1" draw:id="id22" draw:layer="layout" draw:type="line" svg:x1="1.752cm" svg:y1="7.062cm" svg:x2="1.778cm" svg:y2="20.447cm" draw:start-shape="id20" draw:start-glue-point="3" svg:d="m1752 7062 26 13385">
          <text:p/>
        </draw:connector>
        <draw:connector draw:style-name="gr5" draw:text-style-name="P1" draw:layer="layout" draw:type="line" svg:x1="1.321cm" svg:y1="23.901cm" svg:x2="8.009cm" svg:y2="23.904cm" draw:start-shape="id21" draw:start-glue-point="3" draw:end-shape="id17" draw:end-glue-point="5" svg:d="m1321 23901 6688 3">
          <text:p/>
        </draw:connector>
        <draw:connector draw:style-name="gr5" draw:text-style-name="P1" draw:layer="layout" draw:type="line" svg:x1="1.778cm" svg:y1="20.447cm" svg:x2="7.983cm" svg:y2="20.449cm" draw:start-shape="id22" draw:start-glue-point="3" draw:end-shape="id15" draw:end-glue-point="5" svg:d="m1778 20447 6205 2">
          <text:p/>
        </draw:connector>
        <draw:frame draw:style-name="gr3" draw:layer="layout" svg:width="1.912cm" svg:height="0.962cm" svg:x="1.779cm" svg:y="19.482cm">
          <draw:text-box>
            <text:p>(1,N)</text:p>
          </draw:text-box>
        </draw:frame>
        <draw:frame draw:style-name="gr3" draw:layer="layout" svg:width="1.912cm" svg:height="0.962cm" svg:x="1.33cm" svg:y="23.926cm">
          <draw:text-box>
            <text:p>(1,N)</text:p>
          </draw:text-box>
        </draw:frame>
        <draw:frame draw:style-name="gr3" draw:layer="layout" svg:width="1.912cm" svg:height="0.962cm" svg:x="10.033cm" svg:y="19.025cm">
          <draw:text-box>
            <text:p>(1,N)</text:p>
          </draw:text-box>
        </draw:frame>
        <draw:frame draw:style-name="gr3" draw:layer="layout" svg:width="1.912cm" svg:height="0.962cm" svg:x="10.668cm" svg:y="22.937cm">
          <draw:text-box>
            <text:p>(1,N)</text:p>
          </draw:text-box>
        </draw:frame>
        <draw:connector draw:style-name="gr5" draw:text-style-name="P1" draw:layer="layout" svg:x1="11.054cm" svg:y1="9.146cm" svg:x2="11.413cm" svg:y2="11.558cm" draw:start-shape="id4" draw:end-shape="id23" svg:d="m11054 9146h860v2412h-501">
          <text:p/>
        </draw:connector>
        <draw:connector draw:style-name="gr5" draw:text-style-name="P1" draw:layer="layout" svg:x1="17.171cm" svg:y1="2.736cm" svg:x2="18.081cm" svg:y2="7.971cm" draw:start-shape="id10" draw:start-glue-point="1" draw:end-shape="id24" draw:end-glue-point="4" svg:d="m17171 2736h910v5235">
          <text:p/>
        </draw:connector>
        <draw:connector draw:style-name="gr5" draw:text-style-name="P1" draw:layer="layout" draw:type="line" svg:x1="18.081cm" svg:y1="10.579cm" svg:x2="18.127cm" svg:y2="15.624cm" draw:start-shape="id24" draw:start-glue-point="6" draw:end-shape="id14" draw:end-glue-point="0" svg:d="m18081 10579 46 50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30T14:40:47</meta:creation-date>
    <dc:date>2009-10-03T12:45:37</dc:date>
    <meta:editing-duration>PT02H04M57S</meta:editing-duration>
    <meta:editing-cycles>6</meta:editing-cycles>
    <meta:generator>OpenOffice.org/3.1$Unix OpenOffice.org_project/310m12$Build-9404</meta:generator>
    <dc:description>Based on the following properties (in italian):

- Un sistema di controllo del personale ( chi e quando lavora, buste paga )
- Un sistema di gestione uscite legate ai costi di gestione ( acuqa luce gas affitto ecc, magari categorizzabili )

-Per la vendita, suddivisione di ogni prodotto in macrocategorie (antipasti primi secondi dolci pizze ad esempio ) e per ogni giorno avere un menu ( che potrebbe anche cambiare molto poco) e tenere conto della vendita di ogni prodotto del menu, con il numero di coperti. Suddividere le entrate generali tra ristorante bar e pizzeria ( quindi ogni prodotto avrebbe, oltre che alla macrocategoria, una destinazione d'uso piu' o meno).
In pratica ogni voce di menu sarebbe equiparabile ad un articolo composto, e una volta inserite le composizioni fare per ogni voce di menu una comparazione sul costo effettivo, sul ricarico.. e cosi' via

-Statistiche suddivisibili per periodi a scelta dell'utente, con report sul totale venduto per macrocategorie e singoli prodotti, con report completi anno per anno e possibilita' di fare confronti tra periodi ( dal 10 al 20 ho fatto queste vendite, dal 20 al 30 sono andate cosi', vorrei un report con la differenza )</dc:description>
    <meta:keyword>Entity / Relationships Schema</meta:keyword>
    <dc:subject>E/R Schema</dc:subject>
    <dc:title>Johnny CocoNAT Management Software [E/R Schema]</dc:title>
    <meta:document-statistic meta:object-count="61"/>
  </office:meta>
</office:document-meta>
</file>